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e9dc" officeooo:paragraph-rsid="0005e9dc"/>
    </style:style>
    <style:style style:name="P2" style:family="paragraph" style:parent-style-name="Standard" style:list-style-name="L1">
      <style:text-properties officeooo:rsid="0005e9dc" officeooo:paragraph-rsid="0005e9dc"/>
    </style:style>
    <style:style style:name="P3" style:family="paragraph" style:parent-style-name="Standard" style:list-style-name="L2">
      <style:text-properties officeooo:rsid="0005e9dc" officeooo:paragraph-rsid="0005e9dc"/>
    </style:style>
    <style:style style:name="P4" style:family="paragraph" style:parent-style-name="Standard">
      <style:text-properties fo:font-weight="bold" officeooo:rsid="0007b89a" officeooo:paragraph-rsid="0007b89a" style:font-weight-asian="bold" style:font-weight-complex="bold"/>
    </style:style>
    <style:style style:name="P5" style:family="paragraph" style:parent-style-name="Standard">
      <style:text-properties officeooo:rsid="0006163b" officeooo:paragraph-rsid="0006163b"/>
    </style:style>
    <style:style style:name="P6" style:family="paragraph" style:parent-style-name="Standard">
      <style:text-properties officeooo:rsid="0006163b" officeooo:paragraph-rsid="0007b89a"/>
    </style:style>
    <style:style style:name="P7" style:family="paragraph" style:parent-style-name="Standard">
      <style:text-properties officeooo:rsid="00063b3c" officeooo:paragraph-rsid="00063b3c"/>
    </style:style>
    <style:style style:name="P8" style:family="paragraph" style:parent-style-name="Standard">
      <style:text-properties officeooo:rsid="00063b3c" officeooo:paragraph-rsid="0007b89a"/>
    </style:style>
    <style:style style:name="P9" style:family="paragraph" style:parent-style-name="Standard">
      <style:text-properties officeooo:rsid="0007b89a" officeooo:paragraph-rsid="0007b89a"/>
    </style:style>
    <style:style style:name="P10" style:family="paragraph" style:parent-style-name="Standard" style:list-style-name="L1">
      <style:text-properties officeooo:rsid="0007b89a" officeooo:paragraph-rsid="0007b89a"/>
    </style:style>
    <style:style style:name="P11" style:family="paragraph" style:parent-style-name="Standard">
      <style:text-properties officeooo:rsid="000913c1" officeooo:paragraph-rsid="000913c1"/>
    </style:style>
    <style:style style:name="P12" style:family="paragraph" style:parent-style-name="Standard" style:list-style-name="L2">
      <style:text-properties officeooo:rsid="000913c1" officeooo:paragraph-rsid="000913c1"/>
    </style:style>
    <style:style style:name="P13" style:family="paragraph" style:parent-style-name="Standard" style:master-page-name="">
      <style:paragraph-properties fo:margin-left="1.5in" fo:margin-right="0in" fo:text-indent="-0.5in" style:auto-text-indent="false" style:page-number="auto"/>
      <style:text-properties officeooo:rsid="0005e9dc" officeooo:paragraph-rsid="0005e9dc"/>
    </style:style>
    <style:style style:name="P14" style:family="paragraph" style:parent-style-name="Standard" style:master-page-name="">
      <style:paragraph-properties fo:margin-left="1.5in" fo:margin-right="0in" fo:text-indent="-0.5in" style:auto-text-indent="false" style:page-number="auto"/>
      <style:text-properties officeooo:rsid="0005e9dc" officeooo:paragraph-rsid="0005e9dc"/>
    </style:style>
    <style:style style:name="P15" style:family="paragraph" style:parent-style-name="Standard">
      <style:paragraph-properties fo:margin-left="1.5in" fo:margin-right="0in" fo:text-indent="-0.5in" style:auto-text-indent="false"/>
      <style:text-properties officeooo:rsid="0006163b" officeooo:paragraph-rsid="0006163b"/>
    </style:style>
    <style:style style:name="P16" style:family="paragraph" style:parent-style-name="Standard" style:master-page-name="">
      <style:paragraph-properties fo:margin-left="1.5in" fo:margin-right="0in" fo:text-indent="-0.5in" style:auto-text-indent="false" style:page-number="auto"/>
      <style:text-properties officeooo:rsid="0005e9dc" officeooo:paragraph-rsid="0005e9dc"/>
    </style:style>
    <style:style style:name="P17" style:family="paragraph" style:parent-style-name="Standard">
      <style:paragraph-properties fo:break-before="page"/>
      <style:text-properties fo:font-weight="bold" officeooo:rsid="0007b89a" officeooo:paragraph-rsid="0007b89a" style:font-weight-asian="bold" style:font-weight-complex="bold"/>
    </style:style>
    <style:style style:name="P18" style:family="paragraph" style:parent-style-name="Standard" style:master-page-name="">
      <style:paragraph-properties fo:margin-left="4in" fo:margin-right="0in" fo:text-indent="-2.5in" style:auto-text-indent="false" style:page-number="auto"/>
      <style:text-properties officeooo:rsid="0006163b" officeooo:paragraph-rsid="0006163b"/>
    </style:style>
    <style:style style:name="P19" style:family="paragraph" style:parent-style-name="Standard">
      <style:paragraph-properties fo:margin-left="4in" fo:margin-right="0in" fo:text-indent="-2.5in" style:auto-text-indent="false"/>
      <style:text-properties officeooo:rsid="0006163b" officeooo:paragraph-rsid="0006163b"/>
    </style:style>
    <style:style style:name="T1" style:family="text">
      <style:text-properties officeooo:rsid="0006163b"/>
    </style:style>
    <style:style style:name="T2" style:family="text">
      <style:text-properties officeooo:rsid="00063b3c"/>
    </style:style>
    <style:style style:name="T3" style:family="text">
      <style:text-properties officeooo:rsid="0007b89a"/>
    </style:style>
    <style:style style:name="T4" style:family="text">
      <style:text-properties officeooo:rsid="000913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Road TO DO:</text:p>
      <text:list xml:id="list8695762021176356423" text:style-name="L1">
        <text:list-item>
          <text:p text:style-name="P2">Develop game rules</text:p>
        </text:list-item>
        <text:list-item>
          <text:p text:style-name="P2">XML or JSON spec for level data</text:p>
        </text:list-item>
        <text:list-item>
          <text:p text:style-name="P2">Draw individual road tiles</text:p>
          <text:list>
            <text:list-item>
              <text:p text:style-name="P10">How to draw this with canvas, or use bitmaps?</text:p>
            </text:list-item>
          </text:list>
        </text:list-item>
        <text:list-item>
          <text:p text:style-name="P2">Develop car AI, traffic AI ("traffic" is a collection of cars on a road system)</text:p>
        </text:list-item>
        <text:list-item>
          <text:p text:style-name="P2">Develop levels</text:p>
        </text:list-item>
        <text:list-item>
          <text:p text:style-name="P10">Develop UI</text:p>
        </text:list-item>
      </text:list>
      <text:p text:style-name="P1"/>
      <text:p text:style-name="P1">Thoughts:</text:p>
      <text:list xml:id="list351992032378386415" text:style-name="L2">
        <text:list-item>
          <text:p text:style-name="P3">Would make a political statement to use actual costs for road improvements. <text:s/>It would raise awareness for how difficult road improvements are. <text:s/>Maybe consult with Fred Lees on this.</text:p>
        </text:list-item>
        <text:list-item>
          <text:p text:style-name="P12">Possibly use Highway Gothic or Interstate fonts</text:p>
        </text:list-item>
      </text:list>
      <text:p text:style-name="P1"/>
      <text:p text:style-name="P1"/>
      <text:p text:style-name="P1"/>
      <text:p text:style-name="P1">Concept:</text:p>
      <text:p text:style-name="P1"/>
      <text:p text:style-name="P1">Level 1: <text:s/>You're given $10 to help improve this road segment which is experiencing slow traffic. <text:s/>Road segment is a straight road, two lanes one direction, narrows to one lane, then widens to two lanes. <text:s/>Cars are merging, thus baking up and slowing traffic. <text:s/>Solution is to widen the bottleneck. <text:s/>Widening each road segment costs $1. <text:s/>There are 10 segments to widen. <text:s/></text:p>
      <text:p text:style-name="P1"><text:tab/>&gt;&gt; Stupid-simple solution but it gets the player into the game, learning what the point of the game is, mechanics, etc.</text:p>
      <text:p text:style-name="P1"/>
      <text:p text:style-name="P1">Level 2: <text:s/>You're given $20 to help improve this road segment which is experiencing slow traffic. <text:s/>(I guess this is the objective for every level, budget changing.) <text:s/>Road has a 90º hairpin turn. <text:s/>Cars are slowing before turning. <text:s/>Solution is to <text:s/>build a more gentler curve. <text:s/></text:p>
      <text:p text:style-name="P1"><text:tab/>&gt;&gt; This is also an easy solution but it teaches how cars have behavior, will slow before turns.</text:p>
      <text:p text:style-name="P1"/>
      <text:p text:style-name="P1">Additional levels will explore other game mechanics. <text:s/>Ideally, this will be just as fun for me to develop as it is to play.</text:p>
      <text:p text:style-name="P1"/>
      <text:p text:style-name="P1"/>
      <text:p text:style-name="P17">Car classes:</text:p>
      <text:p text:style-name="P1"/>
      <text:p text:style-name="P1">Car:</text:p>
      <text:p text:style-name="P1"><text:tab/>Attributes:</text:p>
      <text:p text:style-name="P1"><text:tab/><text:tab/>Color (red, blue, black, white, <text:span text:style-name="T3">use CSS notation</text:span>)</text:p>
      <text:p text:style-name="P1"><text:tab/><text:tab/>Type (subcompact, sedan, SUV, 6-wheel box truck)</text:p>
      <text:p text:style-name="P1"><text:tab/><text:tab/>Weight (determined by Type at init with +/- variability within type range)</text:p>
      <text:p text:style-name="P1"><text:tab/><text:tab/>Width (determined by Type)</text:p>
      <text:p text:style-name="P1"><text:tab/><text:tab/>Length (determined by Type)</text:p>
      <text:p text:style-name="P1"><text:tab/><text:tab/>Fuel level (default is 1000 road segments but can be set to something smaller like 5)</text:p>
      <text:p text:style-name="P1"><text:tab/><text:tab/>Driver (reference to Driver class)</text:p>
      <text:p text:style-name="P1"><text:tab/><text:tab/><text:span text:style-name="T1">Do not mess with blind spots. <text:s/>Assume all drivers can see 360º equally well</text:span></text:p>
      <text:p text:style-name="P1"><text:tab/><text:tab/><text:span text:style-name="T3">Horsepower (determined by Type with +/- variability, determines max acceleration</text:span></text:p>
      <text:p text:style-name="P1"><text:tab/><text:tab/><text:span text:style-name="T3">Brakepower (determines max decelleration)</text:span></text:p>
      <text:p text:style-name="P1"><text:tab/><text:tab/><text:span text:style-name="T3">Turn radius (1 for motorcycle to 10 for 18 wheeler)</text:span></text:p>
      <text:p text:style-name="P1"><text:tab/>Methods:</text:p>
      <text:p text:style-name="P1"><text:tab/><text:tab/>x</text:p>
      <text:p text:style-name="P1"/>
      <text:p text:style-name="P1">Driver:</text:p>
      <text:p text:style-name="P1"><text:tab/>Attributes:</text:p>
      <text:p text:style-name="P1"><text:tab/><text:tab/>Age (15 to 100, flavors a few other parameters)</text:p>
      <text:p text:style-name="P13">Reaction: <text:s/>0 computer-perfect to 10 incapacitated, default 3. Determines how fast driver responds <text:span text:style-name="T1">to events around him. <text:s/>Synonyms: <text:s/>alertness, reflexes. <text:s/>Antonymns: <text:s/>distractedness.</text:span></text:p>
      <text:p text:style-name="P1"><text:tab/><text:tab/><text:span text:style-name="T1">Intelligence: <text:s/>0 (stupid) to 10 (computer-perfect genius). <text:s/>Synonym: <text:s/>logicalness</text:span></text:p>
      <text:p text:style-name="P13"><text:span text:style-name="T3">Agressiveness: <text:s/>0 (will slow to a stop) to 10 (fast accel/decel, tailgating, frequent lane changes, very selfish, zero margin of error)</text:span></text:p>
      <text:p text:style-name="P13"><text:span text:style-name="T1">Visibility: <text:s/>0 (blind) to 10 (road segments distant)</text:span></text:p>
      <text:p text:style-name="P15">Random variables: <text:s/>0 (never) to 100 (always)</text:p>
      <text:p text:style-name="P15"><text:tab/>Rubberneck probability<text:tab/><text:tab/>- depends on local traffic conditions</text:p>
      <text:p text:style-name="P15"><text:tab/>Cell phone user probability<text:tab/><text:tab/>- common distraction</text:p>
      <text:p text:style-name="P15"><text:tab/>Coffee spill probability<text:tab/><text:tab/>- less common distraction</text:p>
      <text:p text:style-name="P15"><text:tab/>Heart attack probability<text:tab/><text:tab/>- highly uncommon distraction</text:p>
      <text:p text:style-name="P18">Agenda change probability<text:tab/>- for example, in leftmost lane cruising, suddenly decides to take exit on right.</text:p>
      <text:p text:style-name="P19"/>
      <text:p text:style-name="P1"><text:tab/>Methods:</text:p>
      <text:p text:style-name="P1"><text:tab/><text:tab/>x</text:p>
      <text:p text:style-name="P1"/>
      <text:p text:style-name="P6">Traffic (the simulator):</text:p>
      <text:p text:style-name="P6"><text:tab/>Attributes:</text:p>
      <text:p text:style-name="P6"><text:tab/><text:tab/>New car rate per second (at beginning of road segment): 0 to 100</text:p>
      <text:p text:style-name="P6"><text:tab/><text:tab/><text:span text:style-name="T2">New car desired speed (may be less if rate is high)</text:span></text:p>
      <text:p text:style-name="P6"><text:tab/>Methods:</text:p>
      <text:p text:style-name="P6"><text:tab/><text:tab/></text:p>
      <text:p text:style-name="P8"/>
      <text:p text:style-name="P17">Road classes:</text:p>
      <text:p text:style-name="P9"/>
      <text:p text:style-name="P8">Lane:</text:p>
      <text:p text:style-name="P7"><text:tab/>IsAwayDirection<text:tab/>boolean, true = "left-to-right", false = "right-to-left"</text:p>
      <text:p text:style-name="P1"/>
      <text:p text:style-name="P7">Road segment:</text:p>
      <text:p text:style-name="P7"><text:tab/>Attributes:</text:p>
      <text:p text:style-name="P7"><text:tab/><text:tab/>Speed limit</text:p>
      <text:p text:style-name="P7"><text:tab/><text:tab/>Lanes array<text:tab/>length = 1 to 8</text:p>
      <text:p text:style-name="P7"><text:tab/><text:tab/>Length (const, set to something real-world like 100 feet)</text:p>
      <text:p text:style-name="P7"><text:tab/><text:tab/></text:p>
      <text:p text:style-name="P9">Track:</text:p>
      <text:p text:style-name="P9"><text:tab/>Tree structure containing road segments?</text:p>
      <text:p text:style-name="P9"/>
      <text:p text:style-name="P4">Game classes:</text:p>
      <text:p text:style-name="P9"/>
      <text:p text:style-name="P5">Level:</text:p>
      <text:p text:style-name="P5"><text:tab/>Attributes:</text:p>
      <text:p text:style-name="P5"><text:tab/><text:tab/>Atmospheric clarity: <text:s/>0 (cannot see next road segment) to 1000 (total clarity)</text:p>
      <text:p text:style-name="P5"><text:tab/><text:tab/>Pavement friction: <text:s/>1 (very slippery) to 10 (no slippage)</text:p>
      <text:p text:style-name="P5"><text:tab/><text:tab/>Light level: <text:s/>0 (pitch black) to 10 (noon sun)</text:p>
      <text:p text:style-name="P5"><text:tab/><text:tab/>Wildlife probability: <text:s/>0 (never) to 100 (one animal crossing road every 10 seconds or so)</text:p>
      <text:p text:style-name="P5"/>
      <text:p text:style-name="P5"/>
      <text:p text:style-name="P5"/>
      <text:p text:style-name="P11">Level XML:</text:p>
      <text:p text:style-name="P11"><text:tab/>ID</text:p>
      <text:p text:style-name="P11"><text:tab/>Ord<text:tab/><text:tab/>determines sorting</text:p>
      <text:p text:style-name="P11"><text:tab/>Title</text:p>
      <text:p text:style-name="P11"><text:tab/>Description<text:tab/>short</text:p>
      <text:p text:style-name="P11"><text:tab/>Budget</text:p>
      <text:p text:style-name="P11"><text:tab/>Atmospheric clarity</text:p>
      <text:p text:style-name="P11"><text:tab/>Pavement friction</text:p>
      <text:p text:style-name="P11"><text:tab/>Light level</text:p>
      <text:p text:style-name="P11"><text:tab/>Wildlife probability</text:p>
      <text:p text:style-name="P11"><text:tab/>Track<text:tab/><text:tab/>need to figure out how to store this in JS first before committing to a format here</text:p>
      <text:p text:style-name="P11"><text:tab/><text:tab/><text:tab/>Maybe start with a linear array of segments, no ramps or intersections</text:p>
      <text:p text:style-name="P11"><text:tab/></text:p>
      <text:p text:style-name="P11">Cookie format:</text:p>
      <text:p text:style-name="P11"><text:tab/>Unlocked levels<text:tab/>array of level I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22S</meta:editing-duration>
    <meta:editing-cycles>5</meta:editing-cycles>
    <meta:generator>LibreOffice/4.2.3.3$Windows_x86 LibreOffice_project/882f8a0a489bc99a9e60c7905a60226254cb6ff0</meta:generator>
    <dc:date>2015-01-12T14:33:35.023000000</dc:date>
    <meta:document-statistic meta:table-count="0" meta:image-count="0" meta:object-count="0" meta:page-count="3" meta:paragraph-count="87" meta:word-count="660" meta:character-count="4120" meta:non-whitespace-character-count="3429"/>
    <meta:user-defined meta:name="Info 1"/>
    <meta:user-defined meta:name="Info 2"/>
    <meta:user-defined meta:name="Info 3"/>
    <meta:user-defined meta:name="Info 4"/>
  </office:meta>
</office:document-meta>
</file>